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ff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solid" draw:fill-color="#ffffa6" draw:shadow="hidden" loext:decorative="false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ffffa6" fo:padding-top="0.138cm" fo:padding-bottom="0.138cm" fo:padding-left="0.263cm" fo:padding-right="0.263cm" loext:decorative="false"/>
    </style:style>
    <style:style style:name="gr6" style:family="graphic" style:parent-style-name="standard">
      <style:graphic-properties draw:stroke="none" draw:fill="solid" draw:fill-color="#ffffa6" draw:textarea-vertical-align="middle" fo:min-height="1.3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shadow="hidden" loext:decorative="false"/>
    </style:style>
    <style:style style:name="gr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9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="Marker_5f_0" draw:marker-start-width="0.299cm" draw:marker-end="Marker_5f_0" draw:marker-end-width="0.299cm" svg:stroke-opacity="100%" draw:stroke-linejoin="round" svg:stroke-linecap="round" draw:fill="none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ff0000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draw:stroke="none" draw:fill="solid" draw:fill-color="#d4ea6b" draw:shadow="hidden" loext:decorative="false"/>
    </style:style>
    <style:style style:name="gr14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d4ea6b" draw:textarea-horizontal-align="center" draw:textarea-vertical-align="middle" fo:padding-top="0.138cm" fo:padding-bottom="0.138cm" fo:padding-left="0.263cm" fo:padding-right="0.263cm" loext:decorative="false"/>
      <style:paragraph-properties style:writing-mode="lr-tb"/>
    </style:style>
    <style:style style:name="gr15" style:family="graphic" style:parent-style-name="standard">
      <style:graphic-properties draw:stroke="solid" svg:stroke-width="0.159cm" svg:stroke-color="#00000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solid" svg:stroke-width="0.026cm" svg:stroke-color="#000000" draw:marker-start="Marker_5f_0" draw:marker-start-width="0.321cm" draw:marker-end="Marker_5f_0" draw:marker-end-width="0.321cm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7" style:family="graphic" style:parent-style-name="standard">
      <style:graphic-properties draw:stroke="none" svg:stroke-width="0.05cm" draw:marker-start-width="0.275cm" draw:marker-end-width="0.275cm" draw:fill="solid" draw:fill-color="#ffffff" draw:shadow="hidden" loext:decorative="false"/>
    </style:style>
    <style:style style:name="gr18" style:family="graphic" style:parent-style-name="standard">
      <style:graphic-properties draw:stroke="solid" svg:stroke-width="0.05cm" svg:stroke-color="#000000" draw:marker-start-width="0.275cm" draw:marker-end-width="0.275cm" svg:stroke-opacity="100%" draw:stroke-linejoin="round" svg:stroke-linecap="round" draw:fill="solid" draw:fill-color="#ffffff" fo:padding-top="0.15cm" fo:padding-bottom="0.15cm" fo:padding-left="0.275cm" fo:padding-right="0.275cm" loext:decorative="false"/>
    </style:style>
    <style:style style:name="gr19" style:family="graphic" style:parent-style-name="standard">
      <style:graphic-properties draw:stroke="none" svg:stroke-width="0.05cm" draw:marker-start-width="0.275cm" draw:marker-end-width="0.275cm" draw:fill="solid" draw:fill-color="#ffffff" draw:textarea-vertical-align="middle" fo:min-height="1.261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d4ea6b" fo:padding-top="0.138cm" fo:padding-bottom="0.138cm" fo:padding-left="0.263cm" fo:padding-right="0.263cm" loext:decorative="false"/>
    </style:style>
    <style:style style:name="gr23" style:family="graphic" style:parent-style-name="standard">
      <style:graphic-properties draw:stroke="none" draw:fill="solid" draw:fill-color="#d4ea6b" draw:textarea-vertical-align="middle" fo:min-height="1.318cm" fo:min-width="2.54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solid" svg:stroke-width="0.159cm" svg:stroke-color="#ff000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5" style:family="graphic" style:parent-style-name="standard">
      <style:graphic-properties draw:stroke="none" draw:fill="solid" draw:fill-color="#cccccc" draw:shadow="hidden" loext:decorative="false"/>
    </style:style>
    <style:style style:name="gr26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cccccc" fo:padding-top="0.138cm" fo:padding-bottom="0.138cm" fo:padding-left="0.263cm" fo:padding-right="0.263cm" loext:decorative="false"/>
    </style:style>
    <style:style style:name="gr27" style:family="graphic" style:parent-style-name="standard">
      <style:graphic-properties draw:stroke="none" draw:fill="solid" draw:fill-color="#cccccc" draw:textarea-vertical-align="middle" fo:min-height="1.217cm" fo:min-width="2.54cm" fo:padding-top="0.141cm" fo:padding-bottom="0.141cm" fo:padding-left="0.141cm" fo:padding-right="0.141cm" loext:decorative="false"/>
      <style:paragraph-properties style:writing-mode="lr-tb"/>
    </style:style>
    <style:style style:name="gr28" style:family="graphic" style:parent-style-name="standard">
      <style:graphic-properties draw:stroke="none" svg:stroke-width="0.05cm" draw:marker-start-width="0.275cm" draw:marker-end-width="0.275cm" draw:fill="solid" draw:fill-color="#cccccc" draw:shadow="hidden" loext:decorative="false"/>
    </style:style>
    <style:style style:name="gr29" style:family="graphic" style:parent-style-name="standard">
      <style:graphic-properties draw:stroke="solid" svg:stroke-width="0.05cm" svg:stroke-color="#000000" draw:marker-start-width="0.275cm" draw:marker-end-width="0.275cm" svg:stroke-opacity="100%" draw:stroke-linejoin="round" svg:stroke-linecap="round" draw:fill="solid" draw:fill-color="#cccccc" fo:padding-top="0.15cm" fo:padding-bottom="0.15cm" fo:padding-left="0.275cm" fo:padding-right="0.275cm" loext:decorative="false"/>
    </style:style>
    <style:style style:name="gr30" style:family="graphic" style:parent-style-name="standard">
      <style:graphic-properties draw:stroke="none" svg:stroke-width="0.05cm" draw:marker-start-width="0.275cm" draw:marker-end-width="0.275cm" draw:fill="solid" draw:fill-color="#cccccc" draw:textarea-vertical-align="middle" fo:min-height="1.267cm" fo:min-width="2.54cm" fo:padding-top="0.141cm" fo:padding-bottom="0.141cm" fo:padding-left="0.141cm" fo:padding-right="0.141cm" loext:decorative="false"/>
      <style:paragraph-properties style:writing-mode="lr-tb"/>
    </style:style>
    <style:style style:name="gr31" style:family="graphic" style:parent-style-name="standard">
      <style:graphic-properties draw:stroke="none" svg:stroke-width="0.05cm" draw:marker-start-width="0.275cm" draw:marker-end-width="0.275cm" draw:fill="solid" draw:fill-color="#cccccc" draw:textarea-vertical-align="middle" fo:min-height="2.966cm" fo:min-width="2.54cm" fo:padding-top="0.141cm" fo:padding-bottom="0.141cm" fo:padding-left="0.141cm" fo:padding-right="0.141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4ea6b" draw:textarea-vertical-align="middle" fo:min-height="1.267cm" fo:min-width="2.54cm" fo:padding-top="0.141cm" fo:padding-bottom="0.141cm" fo:padding-left="0.141cm" fo:padding-right="0.141cm" loext:decorative="false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ff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4" style:family="graphic" style:parent-style-name="standard">
      <style:graphic-properties draw:stroke="none" svg:stroke-width="0.05cm" draw:marker-start-width="0.275cm" draw:marker-end-width="0.275cm" draw:fill="solid" draw:fill-color="#d4ea6b" draw:shadow="hidden" loext:decorative="false"/>
    </style:style>
    <style:style style:name="gr35" style:family="graphic" style:parent-style-name="standard">
      <style:graphic-properties draw:stroke="solid" svg:stroke-width="0.05cm" svg:stroke-color="#000000" draw:marker-start-width="0.275cm" draw:marker-end-width="0.275cm" svg:stroke-opacity="100%" draw:stroke-linejoin="round" svg:stroke-linecap="round" draw:fill="solid" draw:fill-color="#d4ea6b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none" svg:stroke-width="0.05cm" draw:marker-start-width="0.275cm" draw:marker-end-width="0.275cm" draw:fill="solid" draw:fill-color="#d4ea6b" draw:textarea-vertical-align="middle" fo:min-height="1.261cm" fo:min-width="2.54cm" fo:padding-top="0.141cm" fo:padding-bottom="0.141cm" fo:padding-left="0.141cm" fo:padding-right="0.141cm" loext:decorative="false"/>
      <style:paragraph-properties style:writing-mode="lr-tb"/>
    </style:style>
    <style:style style:name="gr37" style:family="graphic" style:parent-style-name="standard">
      <style:graphic-properties draw:stroke="none" svg:stroke-width="0.05cm" draw:marker-start-width="0.275cm" draw:marker-end-width="0.275cm" draw:fill="solid" draw:fill-color="#cccccc" draw:textarea-vertical-align="middle" fo:min-height="1.261cm" fo:min-width="2.54cm" fo:padding-top="0.141cm" fo:padding-bottom="0.141cm" fo:padding-left="0.141cm" fo:padding-right="0.141cm" loext:decorative="false"/>
      <style:paragraph-properties style:writing-mode="lr-tb"/>
    </style:style>
    <style:style style:name="gr38" style:family="graphic" style:parent-style-name="objectwithoutfill">
      <style:graphic-properties svg:stroke-width="0.05cm" svg:stroke-color="#000000" draw:marker-start="線の終点_20_3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9" style:family="graphic" style:parent-style-name="objectwithoutfill">
      <style:graphic-properties svg:stroke-width="0.05cm" svg:stroke-color="#000000" draw:marker-start-width="0.275cm" draw:marker-end="線の終点_20_3" draw:marker-end-width="0.275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a6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4" style:family="paragraph">
      <loext:graphic-properties draw:fill="solid" draw:fill-color="#ffffa6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solid" draw:fill-color="#d4ea6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d4ea6b"/>
      <style:text-properties fo:font-size="6pt" style:font-size-asian="6pt" style:font-size-complex="6pt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13" style:family="paragraph">
      <loext:graphic-properties draw:fill="solid" draw:fill-color="#d4ea6b"/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14" style:family="paragraph">
      <loext:graphic-properties draw:fill="solid" draw:fill-color="#cccccc"/>
    </style:style>
    <style:style style:name="P15" style:family="paragraph"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16" style:family="paragraph">
      <loext:graphic-properties draw:fill="solid" draw:fill-color="#cccccc"/>
      <style:paragraph-properties fo:margin-left="0cm" fo:margin-right="0cm" fo:margin-top="0cm" fo:margin-bottom="0cm" fo:line-height="120%" fo:text-align="center" fo:text-indent="0cm"/>
      <style:text-properties fo:font-size="6pt" style:font-size-asian="6pt" style:font-size-complex="6pt"/>
    </style:style>
    <style:style style:name="P17" style:family="paragraph">
      <loext:graphic-properties draw:fill="solid" draw:fill-color="#d4ea6b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margin-left="0cm" fo:margin-right="0cm" fo:margin-top="0cm" fo:margin-bottom="0cm" fo:line-height="120%" fo:text-align="center" fo:text-indent="0cm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MS PGothic" fo:font-size="8pt" style:font-name-asian="MS PGothic" style:font-size-asian="8pt" style:font-name-complex="MS PGothic" style:font-size-complex="8pt"/>
    </style:style>
    <style:style style:name="T2" style:family="text">
      <style:text-properties fo:color="#000000" loext:opacity="100%" style:font-name="MS PGothic" fo:font-size="12pt" style:font-name-asian="MS PGothic" style:font-size-asian="12pt" style:font-name-complex="MS PGothic" style:font-size-complex="12pt"/>
    </style:style>
    <style:style style:name="T3" style:family="text">
      <style:text-properties fo:color="#000000" loext:opacity="100%" style:font-name="MS PGothic" fo:font-size="6pt" style:font-name-asian="MS PGothic" style:font-size-asian="6pt" style:font-name-complex="MS PGothic" style:font-size-complex="6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line draw:style-name="gr1" draw:text-style-name="P1" draw:layer="layout" svg:x1="16.25cm" svg:y1="11cm" svg:x2="16.25cm" svg:y2="10cm">
          <text:p/>
        </draw:line>
        <draw:g draw:style-name="gr2">
          <draw:g draw:style-name="gr3">
            <draw:polygon draw:style-name="gr4" draw:text-style-name="P2" draw:layer="layout" svg:width="2.6cm" svg:height="1.6cm" svg:x="2.5cm" svg:y="3.4cm" svg:viewBox="0 0 2601 1601" draw:points="0,1601 2601,1601 2601,0 0,0">
              <text:p/>
            </draw:polygon>
            <draw:polygon draw:style-name="gr5" draw:text-style-name="P2" draw:layer="layout" svg:width="2.6cm" svg:height="1.6cm" svg:x="2.5cm" svg:y="3.4cm" svg:viewBox="0 0 2601 1601" draw:points="0,1601 2601,1601 2601,0 0,0">
              <text:p/>
            </draw:polygon>
          </draw:g>
          <draw:frame draw:style-name="gr6" draw:text-style-name="P4" draw:layer="layout" svg:width="2.6cm" svg:height="1.6cm" svg:x="2.5cm" svg:y="3.4cm">
            <draw:text-box>
              <text:p text:style-name="P3"><text:span text:style-name="T1">MSX</text:span></text:p>
              <text:p text:style-name="P3"><text:span text:style-name="T1">Cartridge</text:span></text:p>
            </draw:text-box>
          </draw:frame>
        </draw:g>
        <draw:g draw:style-name="gr2">
          <draw:g draw:style-name="gr3">
            <draw:polygon draw:style-name="gr7" draw:text-style-name="P5" draw:layer="layout" svg:width="2.6cm" svg:height="0.5cm" svg:x="2.5cm" svg:y="1.1cm" svg:viewBox="0 0 2601 501" draw:points="0,501 2601,501 2601,0 0,0">
              <text:p/>
            </draw:polygon>
            <draw:polygon draw:style-name="gr8" draw:text-style-name="P1" draw:layer="layout" svg:width="2.6cm" svg:height="0.5cm" svg:x="2.5cm" svg:y="1.1cm" svg:viewBox="0 0 2601 501" draw:points="0,501 2601,501 2601,0 0,0">
              <text:p/>
            </draw:polygon>
          </draw:g>
          <draw:frame draw:style-name="gr9" draw:text-style-name="P1" draw:layer="layout" svg:width="2.6cm" svg:height="0.79cm" svg:x="2.5cm" svg:y="0.955cm">
            <draw:text-box>
              <text:p text:style-name="P6"><text:span text:style-name="T2">MSX</text:span><text:span text:style-name="T2">本体</text:span></text:p>
            </draw:text-box>
          </draw:frame>
        </draw:g>
        <draw:g draw:style-name="gr2">
          <draw:g draw:style-name="gr3">
            <draw:polygon draw:style-name="gr7" draw:text-style-name="P5" draw:layer="layout" svg:width="2.6cm" svg:height="0.5cm" svg:x="2.5cm" svg:y="1.6cm" svg:viewBox="0 0 2601 501" draw:points="0,501 2601,501 2601,0 0,0">
              <text:p/>
            </draw:polygon>
            <draw:polygon draw:style-name="gr8" draw:text-style-name="P1" draw:layer="layout" svg:width="2.6cm" svg:height="0.5cm" svg:x="2.5cm" svg:y="1.6cm" svg:viewBox="0 0 2601 501" draw:points="0,501 2601,501 2601,0 0,0">
              <text:p/>
            </draw:polygon>
          </draw:g>
          <draw:frame draw:style-name="gr9" draw:text-style-name="P1" draw:layer="layout" svg:width="2.6cm" svg:height="0.79cm" svg:x="2.5cm" svg:y="1.455cm">
            <draw:text-box>
              <text:p text:style-name="P6"><text:span text:style-name="T2">SLOT</text:span></text:p>
            </draw:text-box>
          </draw:frame>
        </draw:g>
        <draw:line draw:style-name="gr10" draw:text-style-name="P1" draw:layer="layout" svg:x1="3.8cm" svg:y1="2.1cm" svg:x2="3.8cm" svg:y2="3.4cm">
          <text:p/>
        </draw:line>
        <draw:frame draw:style-name="gr11" draw:text-style-name="P1" draw:layer="layout" svg:width="2.1cm" svg:height="0.537cm" svg:x="3.7cm" svg:y="2.432cm">
          <draw:text-box>
            <text:p text:style-name="P7"><text:span text:style-name="T3">MSX50BUS</text:span></text:p>
          </draw:text-box>
        </draw:frame>
        <draw:line draw:style-name="gr12" draw:text-style-name="P1" draw:layer="layout" svg:x1="3.5cm" svg:y1="7.75cm" svg:x2="3.5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2.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2.5cm" svg:y="7cm" svg:viewBox="0 0 1750 800" draw:points="0,800 1750,800 1750,0 0,0">
              <text:p text:style-name="P9"><text:span text:style-name="T4">SSG Core1</text:span></text:p>
            </draw:polygon>
          </draw:g>
        </draw:g>
        <draw:line draw:style-name="gr15" draw:text-style-name="P1" draw:layer="layout" svg:x1="2.3cm" svg:y1="5.6cm" svg:x2="27.6cm" svg:y2="5.6cm">
          <text:p/>
        </draw:line>
        <draw:line draw:style-name="gr16" draw:text-style-name="P1" draw:layer="layout" svg:x1="3.8cm" svg:y1="5cm" svg:x2="3.8cm" svg:y2="5.6cm">
          <text:p/>
        </draw:line>
        <draw:line draw:style-name="gr16" draw:text-style-name="P1" draw:layer="layout" svg:x1="4.25cm" svg:y1="5.65cm" svg:x2="4.25cm" svg:y2="6.25cm">
          <text:p/>
        </draw:line>
        <draw:line draw:style-name="gr12" draw:text-style-name="P1" draw:layer="layout" svg:x1="23.5cm" svg:y1="7.75cm" svg:x2="23.5cm" svg:y2="8.5cm">
          <text:p/>
        </draw:line>
        <draw:line draw:style-name="gr16" draw:text-style-name="P1" draw:layer="layout" svg:x1="23.5cm" svg:y1="5.65cm" svg:x2="23.5cm" svg:y2="6.25cm">
          <text:p/>
        </draw:line>
        <draw:line draw:style-name="gr1" draw:text-style-name="P1" draw:layer="layout" svg:x1="24.25cm" svg:y1="7.75cm" svg:x2="24.25cm" svg:y2="10cm">
          <text:p/>
        </draw:line>
        <draw:g draw:style-name="gr2">
          <draw:g draw:style-name="gr3">
            <draw:polygon draw:style-name="gr17" draw:text-style-name="P5" draw:layer="layout" svg:width="3.498cm" svg:height="1.543cm" svg:x="21.751cm" svg:y="11cm" svg:viewBox="0 0 3499 1544" draw:points="0,1544 3499,1544 3499,0 0,0">
              <text:p/>
            </draw:polygon>
            <draw:polygon draw:style-name="gr18" draw:text-style-name="P5" draw:layer="layout" svg:width="3.498cm" svg:height="1.543cm" svg:x="21.751cm" svg:y="11cm" svg:viewBox="0 0 3499 1544" draw:points="0,1544 3499,1544 3499,0 0,0">
              <text:p/>
            </draw:polygon>
          </draw:g>
          <draw:frame draw:style-name="gr19" draw:text-style-name="P11" draw:layer="layout" svg:width="3.498cm" svg:height="1.543cm" svg:x="21.751cm" svg:y="11cm">
            <draw:text-box>
              <text:p text:style-name="P3"><text:span text:style-name="T1">Aribter</text:span></text:p>
            </draw:text-box>
          </draw:frame>
        </draw:g>
        <draw:g draw:style-name="gr2">
          <draw:g draw:style-name="gr3">
            <draw:polygon draw:style-name="gr7" draw:text-style-name="P5" draw:layer="layout" svg:width="3.499cm" svg:height="1.499cm" svg:x="2.5cm" svg:y="9.25cm" svg:viewBox="0 0 3500 1500" draw:points="0,1500 3500,1500 3500,0 0,0">
              <text:p/>
            </draw:polygon>
            <draw:polygon draw:style-name="gr8" draw:text-style-name="P1" draw:layer="layout" svg:width="3.499cm" svg:height="1.499cm" svg:x="2.5cm" svg:y="9.25cm" svg:viewBox="0 0 3500 1500" draw:points="0,1500 3500,1500 3500,0 0,0">
              <text:p/>
            </draw:polygon>
          </draw:g>
          <draw:frame draw:style-name="gr20" draw:text-style-name="P12" draw:layer="layout" svg:width="3.5cm" svg:height="1.5cm" svg:x="2.5cm" svg:y="9.25cm">
            <draw:text-box>
              <text:p text:style-name="P6"><text:span text:style-name="T1">Audio Mixer</text:span></text:p>
            </draw:text-box>
          </draw:frame>
        </draw:g>
        <draw:frame draw:style-name="gr21" draw:text-style-name="P1" draw:layer="layout" svg:width="1.5cm" svg:height="0.791cm" svg:x="0.8cm" svg:y="5.205cm">
          <draw:text-box>
            <text:p text:style-name="P6"><text:span text:style-name="T3">High Speed</text:span></text:p>
            <text:p text:style-name="P6"><text:span text:style-name="T3">BUS</text:span></text:p>
          </draw:text-box>
        </draw:frame>
        <draw:g draw:style-name="gr2">
          <draw:g draw:style-name="gr3">
            <draw:polygon draw:style-name="gr13" draw:text-style-name="P8" draw:layer="layout" svg:width="2.6cm" svg:height="1.6cm" svg:x="15.3cm" svg:y="3.4cm" svg:viewBox="0 0 2601 1601" draw:points="0,1601 2601,1601 2601,0 0,0">
              <text:p/>
            </draw:polygon>
            <draw:polygon draw:style-name="gr22" draw:text-style-name="P8" draw:layer="layout" svg:width="2.6cm" svg:height="1.6cm" svg:x="15.3cm" svg:y="3.4cm" svg:viewBox="0 0 2601 1601" draw:points="0,1601 2601,1601 2601,0 0,0">
              <text:p/>
            </draw:polygon>
          </draw:g>
          <draw:frame draw:style-name="gr23" draw:text-style-name="P13" draw:layer="layout" svg:width="2.6cm" svg:height="1.6cm" svg:x="15.3cm" svg:y="3.4cm">
            <draw:text-box>
              <text:p text:style-name="P6"><text:span text:style-name="T1">MSX-TIMER</text:span></text:p>
            </draw:text-box>
          </draw:frame>
        </draw:g>
        <draw:line draw:style-name="gr16" draw:text-style-name="P1" draw:layer="layout" svg:x1="16.6cm" svg:y1="5cm" svg:x2="16.6cm" svg:y2="5.6cm">
          <text:p/>
        </draw:line>
        <draw:line draw:style-name="gr16" draw:text-style-name="P1" draw:layer="layout" svg:x1="8cm" svg:y1="5.65cm" svg:x2="8cm" svg:y2="6.25cm">
          <text:p/>
        </draw:line>
        <draw:line draw:style-name="gr12" draw:text-style-name="P1" draw:layer="layout" svg:x1="5cm" svg:y1="7.75cm" svg:x2="5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4.2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4.25cm" svg:y="7cm" svg:viewBox="0 0 1750 800" draw:points="0,800 1750,800 1750,0 0,0">
              <text:p text:style-name="P9"><text:span text:style-name="T4">SSG Core2</text:span></text:p>
            </draw:polygon>
          </draw:g>
        </draw:g>
        <draw:g draw:style-name="gr2">
          <draw:g draw:style-name="gr3">
            <draw:polygon draw:style-name="gr14" draw:text-style-name="P10" draw:layer="layout" svg:width="3.499cm" svg:height="0.749cm" svg:x="2.5cm" svg:y="6.25cm" svg:viewBox="0 0 3500 750" draw:points="0,750 3500,750 3500,0 0,0">
              <text:p text:style-name="P9"><text:span text:style-name="T4">Dual SSG</text:span></text:p>
            </draw:polygon>
          </draw:g>
        </draw:g>
        <draw:line draw:style-name="gr12" draw:text-style-name="P1" draw:layer="layout" svg:x1="7.25cm" svg:y1="7.75cm" svg:x2="7.25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6.2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6.25cm" svg:y="7cm" svg:viewBox="0 0 1750 800" draw:points="0,800 1750,800 1750,0 0,0">
              <text:p text:style-name="P9"><text:span text:style-name="T4">IKAOPLL Core1</text:span></text:p>
            </draw:polygon>
          </draw:g>
        </draw:g>
        <draw:line draw:style-name="gr12" draw:text-style-name="P1" draw:layer="layout" svg:x1="8.75cm" svg:y1="7.75cm" svg:x2="8.75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8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8cm" svg:y="7cm" svg:viewBox="0 0 1750 800" draw:points="0,800 1750,800 1750,0 0,0">
              <text:p text:style-name="P9"><text:span text:style-name="T4">IKAOPLL Core2</text:span></text:p>
            </draw:polygon>
          </draw:g>
        </draw:g>
        <draw:g draw:style-name="gr2">
          <draw:g draw:style-name="gr3">
            <draw:polygon draw:style-name="gr14" draw:text-style-name="P10" draw:layer="layout" svg:width="3.499cm" svg:height="0.749cm" svg:x="6.25cm" svg:y="6.25cm" svg:viewBox="0 0 3500 750" draw:points="0,750 3500,750 3500,0 0,0">
              <text:p text:style-name="P9"><text:span text:style-name="T4">Dual OPLL</text:span></text:p>
            </draw:polygon>
          </draw:g>
        </draw:g>
        <draw:line draw:style-name="gr16" draw:text-style-name="P1" draw:layer="layout" svg:x1="11.75cm" svg:y1="5.65cm" svg:x2="11.75cm" svg:y2="6.25cm">
          <text:p/>
        </draw:line>
        <draw:line draw:style-name="gr12" draw:text-style-name="P1" draw:layer="layout" svg:x1="11cm" svg:y1="7.75cm" svg:x2="11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10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10cm" svg:y="7cm" svg:viewBox="0 0 1750 800" draw:points="0,800 1750,800 1750,0 0,0">
              <text:p text:style-name="P9"><text:span text:style-name="T4">DCSG Core1</text:span></text:p>
            </draw:polygon>
          </draw:g>
        </draw:g>
        <draw:line draw:style-name="gr12" draw:text-style-name="P1" draw:layer="layout" svg:x1="12.5cm" svg:y1="7.75cm" svg:x2="12.5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11.7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11.75cm" svg:y="7cm" svg:viewBox="0 0 1750 800" draw:points="0,800 1750,800 1750,0 0,0">
              <text:p text:style-name="P9"><text:span text:style-name="T4">DCSG Core2</text:span></text:p>
            </draw:polygon>
          </draw:g>
        </draw:g>
        <draw:g draw:style-name="gr2">
          <draw:g draw:style-name="gr3">
            <draw:polygon draw:style-name="gr14" draw:text-style-name="P10" draw:layer="layout" svg:width="3.499cm" svg:height="0.749cm" svg:x="10cm" svg:y="6.25cm" svg:viewBox="0 0 3500 750" draw:points="0,750 3500,750 3500,0 0,0">
              <text:p text:style-name="P9"><text:span text:style-name="T4">Dual DCSG</text:span></text:p>
            </draw:polygon>
          </draw:g>
        </draw:g>
        <draw:line draw:style-name="gr16" draw:text-style-name="P1" draw:layer="layout" svg:x1="15.5cm" svg:y1="5.65cm" svg:x2="15.5cm" svg:y2="6.25cm">
          <text:p/>
        </draw:line>
        <draw:line draw:style-name="gr12" draw:text-style-name="P1" draw:layer="layout" svg:x1="14.75cm" svg:y1="7.75cm" svg:x2="14.75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13.7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13.75cm" svg:y="7cm" svg:viewBox="0 0 1750 800" draw:points="0,800 1750,800 1750,0 0,0">
              <text:p text:style-name="P9"><text:span text:style-name="T4">OPL2 Core1</text:span></text:p>
            </draw:polygon>
          </draw:g>
        </draw:g>
        <draw:line draw:style-name="gr12" draw:text-style-name="P1" draw:layer="layout" svg:x1="16.25cm" svg:y1="7.75cm" svg:x2="16.25cm" svg:y2="8.5cm">
          <text:p/>
        </draw:line>
        <draw:g draw:style-name="gr2">
          <draw:g draw:style-name="gr3">
            <draw:polygon draw:style-name="gr13" draw:text-style-name="P8" draw:layer="layout" svg:width="1.749cm" svg:height="0.799cm" svg:x="15.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15.5cm" svg:y="7cm" svg:viewBox="0 0 1750 800" draw:points="0,800 1750,800 1750,0 0,0">
              <text:p text:style-name="P9"><text:span text:style-name="T4">OPL2 Core2</text:span></text:p>
            </draw:polygon>
          </draw:g>
        </draw:g>
        <draw:g draw:style-name="gr2">
          <draw:g draw:style-name="gr3">
            <draw:polygon draw:style-name="gr14" draw:text-style-name="P10" draw:layer="layout" svg:width="3.499cm" svg:height="0.749cm" svg:x="13.75cm" svg:y="6.25cm" svg:viewBox="0 0 3500 750" draw:points="0,750 3500,750 3500,0 0,0">
              <text:p text:style-name="P9"><text:span text:style-name="T4">Dual OPL2</text:span></text:p>
            </draw:polygon>
          </draw:g>
        </draw:g>
        <draw:line draw:style-name="gr16" draw:text-style-name="P1" draw:layer="layout" svg:x1="19.25cm" svg:y1="5.65cm" svg:x2="19.25cm" svg:y2="6.25cm">
          <text:p/>
        </draw:line>
        <draw:line draw:style-name="gr12" draw:text-style-name="P1" draw:layer="layout" svg:x1="18.5cm" svg:y1="7.75cm" svg:x2="18.5cm" svg:y2="8.5cm">
          <text:p/>
        </draw:line>
        <draw:line draw:style-name="gr1" draw:text-style-name="P1" draw:layer="layout" svg:x1="19cm" svg:y1="7.75cm" svg:x2="19cm" svg:y2="10cm">
          <text:p/>
        </draw:line>
        <draw:g draw:style-name="gr2">
          <draw:g draw:style-name="gr3">
            <draw:polygon draw:style-name="gr13" draw:text-style-name="P8" draw:layer="layout" svg:width="1.749cm" svg:height="0.799cm" svg:x="17.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17.5cm" svg:y="7cm" svg:viewBox="0 0 1750 800" draw:points="0,800 1750,800 1750,0 0,0">
              <text:p text:style-name="P9"><text:span text:style-name="T4">ADPCM Core1</text:span></text:p>
            </draw:polygon>
          </draw:g>
        </draw:g>
        <draw:line draw:style-name="gr12" draw:text-style-name="P1" draw:layer="layout" svg:x1="20cm" svg:y1="7.75cm" svg:x2="20cm" svg:y2="8.5cm">
          <text:p/>
        </draw:line>
        <draw:line draw:style-name="gr1" draw:text-style-name="P1" draw:layer="layout" svg:x1="20.5cm" svg:y1="7.75cm" svg:x2="20.5cm" svg:y2="10cm">
          <text:p/>
        </draw:line>
        <draw:g draw:style-name="gr2">
          <draw:g draw:style-name="gr3">
            <draw:polygon draw:style-name="gr13" draw:text-style-name="P8" draw:layer="layout" svg:width="1.749cm" svg:height="0.799cm" svg:x="19.25cm" svg:y="7cm" svg:viewBox="0 0 1750 800" draw:points="0,800 1750,800 1750,0 0,0">
              <text:p/>
            </draw:polygon>
            <draw:polygon draw:style-name="gr14" draw:text-style-name="P10" draw:layer="layout" svg:width="1.749cm" svg:height="0.799cm" svg:x="19.25cm" svg:y="7cm" svg:viewBox="0 0 1750 800" draw:points="0,800 1750,800 1750,0 0,0">
              <text:p text:style-name="P9"><text:span text:style-name="T4">ADPCM Core2</text:span></text:p>
            </draw:polygon>
          </draw:g>
        </draw:g>
        <draw:g draw:style-name="gr2">
          <draw:g draw:style-name="gr3">
            <draw:polygon draw:style-name="gr14" draw:text-style-name="P10" draw:layer="layout" svg:width="3.499cm" svg:height="0.749cm" svg:x="17.5cm" svg:y="6.25cm" svg:viewBox="0 0 3500 750" draw:points="0,750 3500,750 3500,0 0,0">
              <text:p text:style-name="P9"><text:span text:style-name="T4">Dual ADPCM</text:span></text:p>
            </draw:polygon>
          </draw:g>
        </draw:g>
        <draw:line draw:style-name="gr24" draw:text-style-name="P1" draw:layer="layout" svg:x1="2.25cm" svg:y1="8.5cm" svg:x2="25.25cm" svg:y2="8.5cm">
          <text:p/>
        </draw:line>
        <draw:line draw:style-name="gr12" draw:text-style-name="P1" draw:layer="layout" svg:x1="4.25cm" svg:y1="8.5cm" svg:x2="4.25cm" svg:y2="9.25cm">
          <text:p/>
        </draw:line>
        <draw:line draw:style-name="gr12" draw:text-style-name="P1" draw:layer="layout" svg:x1="4.25cm" svg:y1="10.75cm" svg:x2="4.25cm" svg:y2="11.5cm">
          <text:p/>
        </draw:line>
        <draw:g draw:style-name="gr2">
          <draw:g draw:style-name="gr3">
            <draw:polygon draw:style-name="gr7" draw:text-style-name="P5" draw:layer="layout" svg:width="3.499cm" svg:height="1.499cm" svg:x="2.5cm" svg:y="11.5cm" svg:viewBox="0 0 3500 1500" draw:points="0,1500 3500,1500 3500,0 0,0">
              <text:p/>
            </draw:polygon>
            <draw:polygon draw:style-name="gr8" draw:text-style-name="P1" draw:layer="layout" svg:width="3.499cm" svg:height="1.499cm" svg:x="2.5cm" svg:y="11.5cm" svg:viewBox="0 0 3500 1500" draw:points="0,1500 3500,1500 3500,0 0,0">
              <text:p/>
            </draw:polygon>
          </draw:g>
          <draw:frame draw:style-name="gr20" draw:text-style-name="P12" draw:layer="layout" svg:width="3.5cm" svg:height="1.5cm" svg:x="2.5cm" svg:y="11.5cm">
            <draw:text-box>
              <text:p text:style-name="P6"><text:span text:style-name="T1">Filter</text:span></text:p>
            </draw:text-box>
          </draw:frame>
        </draw:g>
        <draw:line draw:style-name="gr12" draw:text-style-name="P1" draw:layer="layout" svg:x1="4.25cm" svg:y1="13cm" svg:x2="4.25cm" svg:y2="13.75cm">
          <text:p/>
        </draw:line>
        <draw:g draw:style-name="gr2">
          <draw:g draw:style-name="gr3">
            <draw:polygon draw:style-name="gr7" draw:text-style-name="P5" draw:layer="layout" svg:width="3.499cm" svg:height="1.499cm" svg:x="2.5cm" svg:y="13.75cm" svg:viewBox="0 0 3500 1500" draw:points="0,1500 3500,1500 3500,0 0,0">
              <text:p/>
            </draw:polygon>
            <draw:polygon draw:style-name="gr8" draw:text-style-name="P1" draw:layer="layout" svg:width="3.499cm" svg:height="1.499cm" svg:x="2.5cm" svg:y="13.75cm" svg:viewBox="0 0 3500 1500" draw:points="0,1500 3500,1500 3500,0 0,0">
              <text:p/>
            </draw:polygon>
          </draw:g>
          <draw:frame draw:style-name="gr20" draw:text-style-name="P12" draw:layer="layout" svg:width="3.5cm" svg:height="1.5cm" svg:x="2.5cm" svg:y="13.75cm">
            <draw:text-box>
              <text:p text:style-name="P6"><text:span text:style-name="T1">I2C Controller</text:span></text:p>
            </draw:text-box>
          </draw:frame>
        </draw:g>
        <draw:line draw:style-name="gr12" draw:text-style-name="P1" draw:layer="layout" svg:x1="4.25cm" svg:y1="15.25cm" svg:x2="4.25cm" svg:y2="16cm">
          <text:p/>
        </draw:line>
        <draw:g draw:style-name="gr2">
          <draw:g draw:style-name="gr3">
            <draw:polygon draw:style-name="gr25" draw:text-style-name="P14" draw:layer="layout" svg:width="3.499cm" svg:height="1.499cm" svg:x="2.5cm" svg:y="16cm" svg:viewBox="0 0 3500 1500" draw:points="0,1500 3500,1500 3500,0 0,0">
              <text:p/>
            </draw:polygon>
            <draw:polygon draw:style-name="gr26" draw:text-style-name="P14" draw:layer="layout" svg:width="3.499cm" svg:height="1.499cm" svg:x="2.5cm" svg:y="16cm" svg:viewBox="0 0 3500 1500" draw:points="0,1500 3500,1500 3500,0 0,0">
              <text:p/>
            </draw:polygon>
          </draw:g>
          <draw:frame draw:style-name="gr27" draw:text-style-name="P16" draw:layer="layout" svg:width="3.499cm" svg:height="1.499cm" svg:x="2.5cm" svg:y="16cm">
            <draw:text-box>
              <text:p text:style-name="P15"><text:span text:style-name="T1">I2S OUT</text:span></text:p>
            </draw:text-box>
          </draw:frame>
        </draw:g>
        <draw:g draw:style-name="gr2">
          <draw:g draw:style-name="gr3">
            <draw:polygon draw:style-name="gr28" draw:text-style-name="P14" draw:layer="layout" svg:width="3.499cm" svg:height="1.549cm" svg:x="20cm" svg:y="16cm" svg:viewBox="0 0 3500 1550" draw:points="0,1550 3500,1550 3500,0 0,0">
              <text:p/>
            </draw:polygon>
            <draw:polygon draw:style-name="gr29" draw:text-style-name="P14" draw:layer="layout" svg:width="3.499cm" svg:height="1.549cm" svg:x="20cm" svg:y="16cm" svg:viewBox="0 0 3500 1550" draw:points="0,1550 3500,1550 3500,0 0,0">
              <text:p/>
            </draw:polygon>
          </draw:g>
          <draw:frame draw:style-name="gr30" draw:text-style-name="P16" draw:layer="layout" svg:width="3.499cm" svg:height="1.549cm" svg:x="20cm" svg:y="16cm">
            <draw:text-box>
              <text:p text:style-name="P6"><text:span text:style-name="T1">Program ROM</text:span></text:p>
              <text:p text:style-name="P6"><text:span text:style-name="T1">128KB (8KB × 16 banks)</text:span></text:p>
            </draw:text-box>
          </draw:frame>
        </draw:g>
        <draw:g draw:style-name="gr2">
          <draw:g draw:style-name="gr3">
            <draw:polygon draw:style-name="gr28" draw:text-style-name="P14" draw:layer="layout" svg:width="3.499cm" svg:height="1.549cm" svg:x="20cm" svg:y="17.7cm" svg:viewBox="0 0 3500 1550" draw:points="0,1550 3500,1550 3500,0 0,0">
              <text:p/>
            </draw:polygon>
            <draw:polygon draw:style-name="gr29" draw:text-style-name="P14" draw:layer="layout" svg:width="3.499cm" svg:height="1.549cm" svg:x="20cm" svg:y="17.7cm" svg:viewBox="0 0 3500 1550" draw:points="0,1550 3500,1550 3500,0 0,0">
              <text:p/>
            </draw:polygon>
          </draw:g>
          <draw:frame draw:style-name="gr30" draw:text-style-name="P16" draw:layer="layout" svg:width="3.499cm" svg:height="1.549cm" svg:x="20cm" svg:y="17.7cm">
            <draw:text-box>
              <text:p text:style-name="P6"><text:span text:style-name="T1">Program RAM</text:span></text:p>
              <text:p text:style-name="P6"><text:span text:style-name="T1">128KB (8KB × 16 banks)</text:span></text:p>
            </draw:text-box>
          </draw:frame>
        </draw:g>
        <draw:g draw:style-name="gr2">
          <draw:g draw:style-name="gr3">
            <draw:polygon draw:style-name="gr28" draw:text-style-name="P14" draw:layer="layout" svg:width="3.499cm" svg:height="3.249cm" svg:x="23.75cm" svg:y="16cm" svg:viewBox="0 0 3500 3250" draw:points="0,3250 3500,3250 3500,0 0,0">
              <text:p/>
            </draw:polygon>
            <draw:polygon draw:style-name="gr29" draw:text-style-name="P14" draw:layer="layout" svg:width="3.499cm" svg:height="3.249cm" svg:x="23.75cm" svg:y="16cm" svg:viewBox="0 0 3500 3250" draw:points="0,3250 3500,3250 3500,0 0,0">
              <text:p/>
            </draw:polygon>
          </draw:g>
          <draw:frame draw:style-name="gr31" draw:text-style-name="P16" draw:layer="layout" svg:width="3.499cm" svg:height="3.248cm" svg:x="23.75cm" svg:y="16cm">
            <draw:text-box>
              <text:p text:style-name="P6"><text:span text:style-name="T1">ADPCM RAM</text:span></text:p>
              <text:p text:style-name="P6"><text:span text:style-name="T1">256KB</text:span></text:p>
            </draw:text-box>
          </draw:frame>
        </draw:g>
        <draw:g draw:style-name="gr2">
          <draw:g draw:style-name="gr3">
            <draw:polygon draw:style-name="gr13" draw:text-style-name="P8" draw:layer="layout" svg:width="3.499cm" svg:height="1.549cm" svg:x="21.75cm" svg:y="6.25cm" svg:viewBox="0 0 3500 1550" draw:points="0,1550 3500,1550 3500,0 0,0">
              <text:p/>
            </draw:polygon>
            <draw:polygon draw:style-name="gr22" draw:text-style-name="P8" draw:layer="layout" svg:width="3.499cm" svg:height="1.549cm" svg:x="21.75cm" svg:y="6.25cm" svg:viewBox="0 0 3500 1550" draw:points="0,1550 3500,1550 3500,0 0,0">
              <text:p/>
            </draw:polygon>
          </draw:g>
          <draw:frame draw:style-name="gr32" draw:text-style-name="P13" draw:layer="layout" svg:width="3.499cm" svg:height="1.549cm" svg:x="21.75cm" svg:y="6.25cm">
            <draw:text-box>
              <text:p text:style-name="P6"><text:span text:style-name="T1">SCC</text:span></text:p>
              <text:p text:style-name="P6"><text:span text:style-name="T1">memory mapped</text:span></text:p>
              <text:p text:style-name="P6"><text:span text:style-name="T1">page1, page2</text:span></text:p>
            </draw:text-box>
          </draw:frame>
        </draw:g>
        <draw:line draw:style-name="gr1" draw:text-style-name="P1" draw:layer="layout" svg:x1="24.25cm" svg:y1="10cm" svg:x2="24.25cm" svg:y2="11cm">
          <text:p/>
        </draw:line>
        <draw:line draw:style-name="gr33" draw:text-style-name="P1" draw:layer="layout" svg:x1="15.75cm" svg:y1="10cm" svg:x2="25.25cm" svg:y2="10cm">
          <text:p/>
        </draw:line>
        <draw:g draw:style-name="gr2">
          <draw:g draw:style-name="gr3">
            <draw:polygon draw:style-name="gr34" draw:text-style-name="P8" draw:layer="layout" svg:width="3.498cm" svg:height="1.543cm" svg:x="21.751cm" svg:y="12.6cm" svg:viewBox="0 0 3499 1544" draw:points="0,1544 3499,1544 3499,0 0,0">
              <text:p/>
            </draw:polygon>
            <draw:polygon draw:style-name="gr35" draw:text-style-name="P8" draw:layer="layout" svg:width="3.498cm" svg:height="1.543cm" svg:x="21.751cm" svg:y="12.6cm" svg:viewBox="0 0 3499 1544" draw:points="0,1544 3499,1544 3499,0 0,0">
              <text:p/>
            </draw:polygon>
          </draw:g>
          <draw:frame draw:style-name="gr36" draw:text-style-name="P17" draw:layer="layout" svg:width="3.498cm" svg:height="1.543cm" svg:x="21.751cm" svg:y="12.6cm">
            <draw:text-box>
              <text:p text:style-name="P3"><text:span text:style-name="T1">Serial SRAM Controller</text:span></text:p>
            </draw:text-box>
          </draw:frame>
        </draw:g>
        <draw:g draw:style-name="gr2">
          <draw:g draw:style-name="gr3">
            <draw:polygon draw:style-name="gr28" draw:text-style-name="P14" draw:layer="layout" svg:width="3.498cm" svg:height="1.543cm" svg:x="21.751cm" svg:y="14.206cm" svg:viewBox="0 0 3499 1544" draw:points="0,1544 3499,1544 3499,0 0,0">
              <text:p/>
            </draw:polygon>
            <draw:polygon draw:style-name="gr29" draw:text-style-name="P14" draw:layer="layout" svg:width="3.498cm" svg:height="1.543cm" svg:x="21.751cm" svg:y="14.206cm" svg:viewBox="0 0 3499 1544" draw:points="0,1544 3499,1544 3499,0 0,0">
              <text:p/>
            </draw:polygon>
          </draw:g>
          <draw:frame draw:style-name="gr37" draw:text-style-name="P18" draw:layer="layout" svg:width="3.498cm" svg:height="1.543cm" svg:x="21.751cm" svg:y="14.206cm">
            <draw:text-box>
              <text:p text:style-name="P3"><text:span text:style-name="T1">Serial SRAM 4Mbit</text:span></text:p>
            </draw:text-box>
          </draw:frame>
        </draw:g>
        <draw:g draw:style-name="gr2">
          <draw:g draw:style-name="gr3">
            <draw:polygon draw:style-name="gr17" draw:text-style-name="P5" draw:layer="layout" svg:width="3.498cm" svg:height="1.543cm" svg:x="14.501cm" svg:y="11cm" svg:viewBox="0 0 3499 1544" draw:points="0,1544 3499,1544 3499,0 0,0">
              <text:p/>
            </draw:polygon>
            <draw:polygon draw:style-name="gr18" draw:text-style-name="P5" draw:layer="layout" svg:width="3.498cm" svg:height="1.543cm" svg:x="14.501cm" svg:y="11cm" svg:viewBox="0 0 3499 1544" draw:points="0,1544 3499,1544 3499,0 0,0">
              <text:p/>
            </draw:polygon>
          </draw:g>
          <draw:frame draw:style-name="gr19" draw:text-style-name="P11" draw:layer="layout" svg:width="3.498cm" svg:height="1.543cm" svg:x="14.501cm" svg:y="11cm">
            <draw:text-box>
              <text:p text:style-name="P3"><text:span text:style-name="T1">Serial ROM Controller</text:span></text:p>
            </draw:text-box>
          </draw:frame>
        </draw:g>
        <draw:g draw:style-name="gr2">
          <draw:g draw:style-name="gr3">
            <draw:polygon draw:style-name="gr28" draw:text-style-name="P14" draw:layer="layout" svg:width="3.498cm" svg:height="1.543cm" svg:x="14.501cm" svg:y="12.606cm" svg:viewBox="0 0 3499 1544" draw:points="0,1544 3499,1544 3499,0 0,0">
              <text:p/>
            </draw:polygon>
            <draw:polygon draw:style-name="gr29" draw:text-style-name="P14" draw:layer="layout" svg:width="3.498cm" svg:height="1.543cm" svg:x="14.501cm" svg:y="12.606cm" svg:viewBox="0 0 3499 1544" draw:points="0,1544 3499,1544 3499,0 0,0">
              <text:p/>
            </draw:polygon>
          </draw:g>
          <draw:frame draw:style-name="gr37" draw:text-style-name="P18" draw:layer="layout" svg:width="3.498cm" svg:height="1.543cm" svg:x="14.501cm" svg:y="12.606cm">
            <draw:text-box>
              <text:p text:style-name="P3"><text:span text:style-name="T1">Serial ROM 64Mbit</text:span></text:p>
              <text:p text:style-name="P3"><text:span text:style-name="T1">(Config ROM)</text:span></text:p>
            </draw:text-box>
          </draw:frame>
        </draw:g>
        <draw:line draw:style-name="gr38" draw:text-style-name="P19" draw:layer="layout" svg:x1="21.25cm" svg:y1="5.75cm" svg:x2="21.25cm" svg:y2="11.75cm">
          <text:p/>
        </draw:line>
        <draw:line draw:style-name="gr39" draw:text-style-name="P19" draw:layer="layout" svg:x1="21.25cm" svg:y1="11.75cm" svg:x2="18cm" svg:y2="1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Marker_5f_0" draw:display-name="Marker_0" svg:viewBox="0 0 20 20" svg:d="M10 0l-10 20c7-3 13-3 20 0z"/>
    <draw:marker draw:name="線の終点_20_1" draw:display-name="線の終点 1" svg:viewBox="0 0 20 20" svg:d="M0 20l10-20 10 20z"/>
    <draw:marker draw:name="線の終点_20_2" draw:display-name="線の終点 2" svg:viewBox="0 826 1131 754" svg:d="M566 826l-566 754 114-85 136-68 148-46 161-17 161 13 153 46 140 68 118 89z"/>
    <draw:marker draw:name="線の終点_20_3" draw:display-name="線の終点 3" svg:viewBox="0 0 1131 1580" svg:d="M1013 1491l118 89-567-1580-564 1580 114-85 136-68 148-46 161-17 161 13 153 46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1-29T07:25:01.505813900</dc:date>
    <dc:language>ja-JP</dc:language>
    <meta:creation-date>2026-01-10T04:18:15Z</meta:creation-date>
    <meta:initial-creator>Hara Takayuki</meta:initial-creator>
    <meta:generator>LibreOffice/25.8.4.2$Windows_X86_64 LibreOffice_project/290daaa01b999472f0c7a3890eb6a550fd74c6df</meta:generator>
    <meta:editing-duration>PT3M51S</meta:editing-duration>
    <meta:editing-cycles>2</meta:editing-cycles>
    <meta:print-date>2026-01-29T07:24:54.356408200</meta:print-date>
    <meta:printed-by>PDFファイル</meta:printed-by>
    <meta:document-statistic meta:object-count="176"/>
  </office:meta>
</office:document-meta>
</file>